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fo:font-size="12pt" fo:font-weight="normal" officeooo:rsid="02850983" officeooo:paragraph-rsid="02850983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3391a"/>
    </style:style>
    <style:style style:name="T194" style:family="text">
      <style:text-properties fo:font-weight="bold" officeooo:rsid="0283391a" style:font-weight-asian="bold" style:font-weight-complex="bold"/>
    </style:style>
    <style:style style:name="T195" style:family="text">
      <style:text-properties officeooo:rsid="028270bf"/>
    </style:style>
    <style:style style:name="T19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1" style:family="text">
      <style:text-properties officeooo:rsid="038d9d4d"/>
    </style:style>
    <style:style style:name="T202" style:family="text">
      <style:text-properties officeooo:rsid="038dd9cf"/>
    </style:style>
    <style:style style:name="T203" style:family="text">
      <style:text-properties officeooo:rsid="0025668c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6" style:family="text">
      <style:text-properties fo:font-weight="normal" officeooo:rsid="01e97238" style:font-weight-asian="normal" style:font-weight-complex="normal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officeooo:rsid="00bb3130"/>
    </style:style>
    <style:style style:name="T212" style:family="text">
      <style:text-properties officeooo:rsid="00bc8fae"/>
    </style:style>
    <style:style style:name="T213" style:family="text">
      <style:text-properties officeooo:rsid="026b9f6d"/>
    </style:style>
    <style:style style:name="T214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5" style:family="text">
      <style:text-properties officeooo:rsid="021c40b7"/>
    </style:style>
    <style:style style:name="T216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7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We define the following incident severity levels … (<text:span text:style-name="T193">Chrissy Kidd,</text:span><text:span text:style-name="T194"> </text:span><text:span text:style-name="T193">2022)</text:span>)</text:p>
                </text:list-item>
              </text:list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5">w</text:span></text:p>
            </text:list-item>
          </text:list>
        </text:list-item>
      </text:list>
      <text:p text:style-name="P70"/>
      <text:p text:style-name="P71">2. </text:p>
      <text:p text:style-name="P70"/>
      <text:p text:style-name="P70"/>
      <text:p text:style-name="P70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pan text:style-name="Strong_20_Emphasis"><text:span text:style-name="T196">GD</text:span></text:span><text:span text:style-name="Strong_20_Emphasis"><text:span text:style-name="T197">P</text:span></text:span><text:span text:style-name="Strong_20_Emphasis"><text:span text:style-name="T196">R</text:span></text:span><text:span text:style-name="T198"> (</text:span>2018<text:span text:style-name="T198">) </text:span><text:span text:style-name="Emphasis"><text:span text:style-name="T198">General Data Protection Regulation.</text:span></text:span><text:span text:style-name="T198"> Available at: </text:span><text:a xlink:type="simple" xlink:href="https://gdpr-info.eu/" text:style-name="Internet_20_link" text:visited-style-name="Visited_20_Internet_20_Link"><text:span text:style-name="T198">https://gdpr-info.eu/</text:span></text:a><text:span text:style-name="T198"> (</text:span><text:span text:style-name="T199">Accessed: </text:span><text:span text:style-name="T200">5 </text:span><text:span text:style-name="T199"><text:s/></text:span><text:span text:style-name="T200">May</text:span><text:span text:style-name="T199"> 2026</text:span><text:span text:style-name="T198">).</text:span></text:p>
      <text:p text:style-name="P79"><text:span text:style-name="Strong_20_Emphasis">Data Protection Act 2018</text:span> (2018) <text:span text:style-name="Emphasis">c.12.</text:span> London: The Stationery Office. <text:span text:style-name="T201">Available at: </text:span><text:a xlink:type="simple" xlink:href="https://www.legislation.gov.uk/ukpga/2018/12" text:style-name="Internet_20_link" text:visited-style-name="Visited_20_Internet_20_Link"><text:span text:style-name="T201">https://www.legislation.gov.uk/ukpga/2018/12</text:span></text:a><text:span text:style-name="T201"> </text:span><text:span text:style-name="T202">(Accessed: </text:span><text:span text:style-name="T203">5 May</text:span><text:span text:style-name="T202"> 2026).</text:span></text:p>
      <text:p text:style-name="P80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2">Accessed: </text:span><text:span text:style-name="T203">5</text:span><text:span text:style-name="T202"> </text:span><text:span text:style-name="T203">May</text:span><text:span text:style-name="T202"> 2026</text:span>).</text:p>
      <text:p text:style-name="P81">National Cyber Security Centre <text:span text:style-name="T204">(2021) </text:span><text:span text:style-name="T205">Top tips for staying secure online.</text:span><text:span text:style-name="T20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4">https://www.ncsc.gov.uk/collection/top-tips-for-staying-secure-online/always-back-up-your-most-important-data#section_3</text:span></text:a><text:span text:style-name="T204"> (Accessed 5 May 2026).</text:span></text:p>
      <text:p text:style-name="P82">National Cyber Security Centre <text:span text:style-name="T204">(2024) </text:span><text:span text:style-name="T205">Vulnerability management</text:span><text:span text:style-name="T204">. Available at: </text:span><text:a xlink:type="simple" xlink:href="https://www.ncsc.gov.uk/collection/vulnerability-management" text:style-name="Internet_20_link" text:visited-style-name="Visited_20_Internet_20_Link"><text:span text:style-name="T204">https://www.ncsc.gov.uk/collection/vulnerability-management</text:span></text:a><text:span text:style-name="T204"> </text:span><text:span text:style-name="T206">(Accessed: 6 May 2026).</text:span></text:p>
      <text:p text:style-name="P83"><text:span text:style-name="T20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04">(n.d.) </text:span><text:span text:style-name="T205">Debugging Software with a Rubber Ducky. </text:span><text:span text:style-name="T208">Available at: </text:span><text:a xlink:type="simple" xlink:href="https://rubberduckdebugging.com/" text:style-name="Internet_20_link" text:visited-style-name="Visited_20_Internet_20_Link"><text:span text:style-name="T208">https://rubberduckdebugging.com/</text:span></text:a><text:span text:style-name="T208"> (Accessed: 5 May 2026)</text:span></text:p>
      <text:p text:style-name="P85"><text:span text:style-name="T209">Luka Netzler, Brian Lovell</text:span><text:span text:style-name="T21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04">(2025) </text:span><text:span text:style-name="T205">Stable cognitive performance while adapting to intermittent fasting: A randomised controlled trial</text:span><text:span text:style-name="T208">. Available at: </text:span><text:a xlink:type="simple" xlink:href="https://journals.sagepub.com/doi/10.1177/13591053251351204" text:style-name="Internet_20_link" text:visited-style-name="Visited_20_Internet_20_Link"><text:span text:style-name="T208">https://journals.sagepub.com/doi/10.1177/13591053251351204</text:span></text:a><text:span text:style-name="T208"> (Accessed: 5 May 2026).</text:span></text:p>
      <text:p text:style-name="P87"><text:span text:style-name="Strong_20_Emphasis">Information Commissioner’s Office (ICO)</text:span> (2024<text:span text:style-name="T21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2">Accessed: </text:span><text:span text:style-name="T212">5 May </text:span><text:span text:style-name="T202">2026</text:span>).</text:p>
      <text:p text:style-name="P87"/>
      <text:p text:style-name="P88">Sam L<text:span text:style-name="T213">i</text:span> <text:span text:style-name="T204">(2024) </text:span><text:span text:style-name="T205">Ma</text:span><text:span text:style-name="T205">stering Third-Party Integrations: Strategies for Reliable, Secure, and Scalable API Management. </text:span><text:span text:style-name="T214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4">https://wslisam.medium.com/mastering-third-party-integrations-strategies-for-reliable-secure-and-scalable-api-management-97ebfb83f7b8</text:span></text:a><text:span text:style-name="T214"> (Accessed: 6 May 2026)</text:span></text:p>
      <text:p text:style-name="P89"/>
      <text:p text:style-name="P90">Chrissy Kidd <text:span text:style-name="T204">(2022) </text:span><text:span text:style-name="T205">Incident Severity Levels 1-5 Explained. </text:span><text:span text:style-name="T208">Available at: </text:span><text:a xlink:type="simple" xlink:href="https://www.splunk.com/en_us/blog/learn/incident-severity-levels.html" text:style-name="Internet_20_link" text:visited-style-name="Visited_20_Internet_20_Link"><text:span text:style-name="T208">https://www.splunk.com/en_us/blog/learn/incident-severity-levels.html</text:span></text:a><text:span text:style-name="T208"> (Accessed: 6 May 2026)</text:span></text:p>
      <text:p text:style-name="P91">Dominik H Pesta, Varman T Samuel <text:span text:style-name="T204">(2014) </text:span><text:span text:style-name="T205">A high-protein diet for reducing body fat: mechanisms and possible caveats.</text:span><text:span text:style-name="T204"> Available at: </text:span><text:a xlink:type="simple" xlink:href="https://link.springer.com/article/10.1186/1743-7075-11-53" text:style-name="Internet_20_link" text:visited-style-name="Visited_20_Internet_20_Link"><text:span text:style-name="T204">https://link.springer.com/article/10.1186/1743-7075-11-53</text:span></text:a><text:span text:style-name="T204"> (Accessed: 5 May 2026).</text:span></text:p>
      <text:p text:style-name="P92"/>
      <text:p text:style-name="P93">Craig A. Williamson, Jari J. Morganti, Hannah E. Smithson <text:span text:style-name="T204">(2023) </text:span><text:span text:style-name="T205">Bright-light distractions and visual performance</text:span><text:span text:style-name="T204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4">https://www.frontiersin.org/journals/psychology/articles/10.3389/fpsyg.2023.1088975/full</text:span></text:a><text:span text:style-name="T204"> (Accessed: 5 May 2026).</text:span></text:p>
      <text:p text:style-name="P94"/>
      <text:p text:style-name="P95">Ning Ding, Daniel Wagner, Xiaomeng Chen, Abhinav Pathak, Y. Charlie Hu, Andrew Rice <text:span text:style-name="T204">(2013) </text:span><text:span text:style-name="T205">Characterizing and modeling the impact of wireless signal strength on smartphone battery drain. </text:span><text:span text:style-name="T208">Available at: </text:span><text:a xlink:type="simple" xlink:href="https://dl.acm.org/doi/10.1145/2494232.2466586" text:style-name="Internet_20_link" text:visited-style-name="Visited_20_Internet_20_Link"><text:span text:style-name="T208">https://dl.acm.org/doi/10.1145/2494232.2466586</text:span></text:a><text:span text:style-name="T208"> (Accessed: 5 May 2026)</text:span></text:p>
      <text:p text:style-name="P96"/>
      <text:p text:style-name="P97">The Postman Team <text:span text:style-name="T204">(2025) </text:span><text:span text:style-name="T205">What are HTTP status codes? Complete Guide for API Developers</text:span><text:span text:style-name="T204">. Available at: </text:span><text:a xlink:type="simple" xlink:href="https://blog.postman.com/what-are-http-status-codes/" text:style-name="Internet_20_link" text:visited-style-name="Visited_20_Internet_20_Link"><text:span text:style-name="T204">https://blog.postman.com/what-are-http-status-codes/</text:span></text:a><text:span text:style-name="T204"> (Accessed: 6 May 2026)</text:span></text:p>
      <text:p text:style-name="P98"/>
      <text:p text:style-name="P99">Ubuntu <text:span text:style-name="T204">(n.d.) </text:span><text:span text:style-name="T205">Vulnerability management tools in Ubuntu.</text:span><text:span text:style-name="T208"> Available at: </text:span><text:a xlink:type="simple" xlink:href="https://ubuntu.com/security/vulnerability-management" text:style-name="Internet_20_link" text:visited-style-name="Visited_20_Internet_20_Link"><text:span text:style-name="T208">https://ubuntu.com/security/vulnerability-management</text:span></text:a><text:span text:style-name="T208"> (Accessed: 6 May 2026)</text:span></text:p>
      <text:p text:style-name="P100"/>
      <text:p text:style-name="P101">Trevor Atkins <text:span text:style-name="T204">(2002) </text:span><text:span text:style-name="T205">Create a Lightweight Testing Framework. </text:span><text:span text:style-name="T204">Available at: </text:span><text:a xlink:type="simple" xlink:href="https://thinktesting.com/articles/a-lightweight-testing-framework/" text:style-name="Internet_20_link" text:visited-style-name="Visited_20_Internet_20_Link"><text:span text:style-name="T204">https://thinktesting.com/articles/a-lightweight-testing-framework/</text:span></text:a><text:span text:style-name="T204"> (Accessed: 6 May 2026)</text:span></text:p>
      <text:p text:style-name="P102"/>
      <text:p text:style-name="P103">CESG <text:span text:style-name="T204">(2014) </text:span><text:span text:style-name="T205">Implementing the cloud security principles. </text:span><text:span text:style-name="T204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4">https://www.gov.uk/government/publications/implementing-the-cloud-security-principles/implementing-the-cloud-security-principles</text:span></text:a><text:span text:style-name="T204"> (Accessed: 6 May 2026)</text:span></text:p>
      <text:p text:style-name="P104"/>
      <text:p text:style-name="P104"/>
      <text:p text:style-name="P105"><text:span text:style-name="T207">Dirk Merkel</text:span> (<text:span text:style-name="T215">2014</text:span>) <text:span text:style-name="T3">Docker: Lightweight Linux Containers for Consistent Development and</text:span></text:p>
      <text:p text:style-name="P106">Deployment. <text:span text:style-name="T210">Available at: </text:span><text:a xlink:type="simple" xlink:href="https://www.seltzer.com/margo/teaching/CS508.19/papers/merkel14.pdf" text:style-name="Internet_20_link" text:visited-style-name="Visited_20_Internet_20_Link"><text:span text:style-name="T210">https://www.seltzer.com/margo/teaching/CS508.19/papers/merkel14.pdf</text:span></text:a><text:span text:style-name="T210"> (Accessed: 6 May 2026)</text:span></text:p>
      <text:p text:style-name="P105"/>
      <text:p text:style-name="P107">Orca <text:span text:style-name="T204">(n.d.) </text:span><text:span text:style-name="T205">Patch Management. </text:span><text:span text:style-name="T204">Available at: </text:span><text:a xlink:type="simple" xlink:href="https://orca.security/glossary/patch-management/" text:style-name="Internet_20_link" text:visited-style-name="Visited_20_Internet_20_Link"><text:span text:style-name="T204">https://orca.security/glossary/patch-management/</text:span></text:a><text:span text:style-name="T204"> (Accessed: 6 May 2026)</text:span></text:p>
      <text:p text:style-name="P108"/>
      <text:p text:style-name="P109">Mak Ulac <text:span text:style-name="T204">(2026)</text:span><text:span text:style-name="T205"> </text:span><text:span text:style-name="T216">Top Linux Vulnerability Scanners in 2026: A Guide to Open-Source Security Tools</text:span><text:span text:style-name="T204">. Available at: </text:span><text:a xlink:type="simple" xlink:href="https://linuxsecurity.com/features/top-6-vulnerability-scanning-tools" text:style-name="Internet_20_link" text:visited-style-name="Visited_20_Internet_20_Link"><text:span text:style-name="T204">https://linuxsecurity.com/features/top-6-vulnerability-scanning-tools</text:span></text:a><text:span text:style-name="T204"> (Accessed: 6 May 2026)</text:span></text:p>
      <text:p text:style-name="P110"/>
      <text:p text:style-name="P111">Greenbone <text:span text:style-name="T204">(n.d.) </text:span><text:span text:style-name="T205">OPENVAS by Greenbone. </text:span><text:span text:style-name="T217">Available at: </text:span><text:a xlink:type="simple" xlink:href="https://www.openvas.org/" text:style-name="Internet_20_link" text:visited-style-name="Visited_20_Internet_20_Link"><text:span text:style-name="T217">https://www.openvas.org/</text:span></text:a><text:span text:style-name="T217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1:38.014097728</dc:date>
    <meta:editing-duration>PT17H50M57S</meta:editing-duration>
    <meta:editing-cycles>482</meta:editing-cycles>
    <meta:document-statistic meta:table-count="0" meta:image-count="0" meta:object-count="0" meta:page-count="7" meta:paragraph-count="99" meta:word-count="2489" meta:character-count="17678" meta:non-whitespace-character-count="15292"/>
  </office:meta>
</office:document-meta>
</file>